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5bbe3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5" style:family="paragraph" style:parent-style-name="Standard">
      <style:text-properties officeooo:paragraph-rsid="0f1c472f"/>
    </style:style>
    <style:style style:name="P76" style:family="paragraph" style:parent-style-name="Standard">
      <style:text-properties officeooo:paragraph-rsid="0f3ae219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4cd335"/>
    </style:style>
    <style:style style:name="P81" style:family="paragraph" style:parent-style-name="Standard">
      <style:text-properties officeooo:paragraph-rsid="0f6ac771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102f2d76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dfc605"/>
    </style:style>
    <style:style style:name="P93" style:family="paragraph" style:parent-style-name="Standard">
      <style:text-properties officeooo:paragraph-rsid="102b18a5"/>
    </style:style>
    <style:style style:name="P94" style:family="paragraph" style:parent-style-name="Standard">
      <style:text-properties officeooo:paragraph-rsid="102d0319"/>
    </style:style>
    <style:style style:name="P95" style:family="paragraph" style:parent-style-name="Standard">
      <style:text-properties officeooo:paragraph-rsid="1032d175"/>
    </style:style>
    <style:style style:name="P96" style:family="paragraph" style:parent-style-name="Standard">
      <style:text-properties officeooo:paragraph-rsid="103d33d3"/>
    </style:style>
    <style:style style:name="P97" style:family="paragraph" style:parent-style-name="Footnote">
      <style:text-properties officeooo:paragraph-rsid="104a80be"/>
    </style:style>
    <style:style style:name="P98" style:family="paragraph" style:parent-style-name="Footnote">
      <style:text-properties officeooo:paragraph-rsid="104e894e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language="en" fo:country="GB"/>
    </style:style>
    <style:style style:name="T26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0" style:family="text">
      <style:text-properties fo:language="en" fo:country="GB" officeooo:rsid="0f28d107"/>
    </style:style>
    <style:style style:name="T271" style:family="text">
      <style:text-properties fo:language="en" fo:country="GB" officeooo:rsid="1052c7f3"/>
    </style:style>
    <style:style style:name="T272" style:family="text">
      <style:text-properties fo:language="en" fo:country="GB" officeooo:rsid="105c8aaa"/>
    </style:style>
    <style:style style:name="T273" style:family="text">
      <style:text-properties fo:language="en" fo:country="GB" officeooo:rsid="105f1264"/>
    </style:style>
    <style:style style:name="T274" style:family="text">
      <style:text-properties officeooo:rsid="0f981b1c"/>
    </style:style>
    <style:style style:name="T275" style:family="text">
      <style:text-properties style:font-name="Liberation Mono" fo:font-size="8pt" style:font-size-asian="8pt" style:font-size-complex="8pt" loext:padding="0.049cm" loext:border="0.31pt solid #000000"/>
    </style:style>
    <style:style style:name="T27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7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98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99" style:family="text">
      <style:text-properties officeooo:rsid="0fed6741"/>
    </style:style>
    <style:style style:name="T300" style:family="text">
      <style:text-properties fo:font-weight="bold" officeooo:rsid="1051ee52" style:font-weight-asian="bold" style:font-weight-complex="bold"/>
    </style:style>
    <style:style style:name="T301" style:family="text">
      <style:text-properties officeooo:rsid="1051ee5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32">Checklist for installing </text:span></text:span><text:span text:style-name="Strong_20_Emphasis"><text:span text:style-name="T132"><text:user-field-get text:name="Distro">Rocky Linux</text:user-field-get></text:span></text:span><text:span text:style-name="Strong_20_Emphasis"><text:span text:style-name="T132"><text:s/></text:span></text:span><text:span text:style-name="Strong_20_Emphasis"><text:span text:style-name="T133"><text:user-field-get text:name="Version">8.10</text:user-field-get></text:span></text:span><text:span text:style-name="Strong_20_Emphasis"><text:span text:style-name="T134"><text:note text:id="ftn1" text:note-class="footnote"><text:note-citation>1</text:note-citation><text:note-body><text:p text:style-name="P97"><text:span text:style-name="T277">This </text:span><text:span text:style-name="Strong_20_Emphasis"><text:span text:style-name="T281"><text:user-field-get text:name="Distro">Rocky Linux</text:user-field-get></text:span></text:span><text:span text:style-name="T278"><text:s/></text:span><text:span text:style-name="T282"><text:user-field-get text:name="Version">8.10</text:user-field-get></text:span><text:span text:style-name="T282"><text:s/>Desktop</text:span><text:span text:style-name="T277"> (codename </text:span><text:span text:style-name="T280">GreenObsidian</text:span><text:span text:style-name="T277">) from </text:span><text:span text:style-name="T279">May</text:span><text:span text:style-name="T277"> </text:span><text:span text:style-name="Strong_20_Emphasis"><text:span text:style-name="T283"><text:user-field-get text:name="Releaseyear">2024</text:user-field-get></text:span></text:span><text:span text:style-name="T277"><text:s/>is a so-called LTS version (stands for Long-Term Support) and is supported for 5 years until </text:span><text:span text:style-name="T279">May</text:span><text:span text:style-name="T277"> 2029.</text:span></text:p></text:note-body></text:note></text:span></text:span><text:span text:style-name="Strong_20_Emphasis"><text:span text:style-name="T135"><text:s/></text:span></text:span><text:span text:style-name="Strong_20_Emphasis"><text:span text:style-name="T137">Desktop</text:span></text:span><text:span text:style-name="Strong_20_Emphasis"><text:span text:style-name="T136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182">This is a fillable PDF, no printing required.</text:span></text:span></text:p>
      <text:p text:style-name="P38"><text:span text:style-name="Strong_20_Emphasis"><text:span text:style-name="T131"/></text:span></text:p>
      <text:p text:style-name="P22"><text:span text:style-name="T152">Fill in the </text:span><text:span text:style-name="Strong_20_Emphasis"><text:span text:style-name="T58">text box</text:span></text:span><text:span text:style-name="T152"> behind the </text:span><text:span text:style-name="T160">underlined</text:span><text:span text:style-name="T153"> </text:span><text:span text:style-name="T152">words, see [explanation]:</text:span></text:p>
      <text:p text:style-name="P20"><text:span text:style-name="Definition"><text:span text:style-name="T269">user</text:span></text:span><text:span text:style-name="T222"><text:tab/><text:tab/></text:span><text:span text:style-name="T232"> <text:tab/><text:tab/><text:tab/> </text:span><text:span text:style-name="T223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223"><text:s text:c="2"/></text:span><text:span text:style-name="T224">[</text:span><text:span text:style-name="T231">F</text:span><text:span text:style-name="T225">ull </text:span><text:span text:style-name="T233">na</text:span><text:span text:style-name="T235">me,</text:span><text:span text:style-name="T233"> </text:span><text:span text:style-name="T235">e.g.</text:span><text:span text:style-name="T233"> </text:span><text:span text:style-name="T234">J</text:span><text:span text:style-name="T237">ohn Doe</text:span><text:span text:style-name="T240">]</text:span></text:p>
      <text:p text:style-name="P75"><text:span text:style-name="Definition"><text:span text:style-name="T239">USER</text:span></text:span><text:span text:style-name="Definition"><text:span text:style-name="T268">na</text:span></text:span><text:span text:style-name="Definition"><text:span text:style-name="T270">me</text:span></text:span><text:span text:style-name="T238"><text:tab/><text:tab/><text:tab/> </text:span><text:span text:style-name="T238"><draw:control text:anchor-type="as-char" svg:y="-0.4cm" draw:z-index="10" draw:name="Gberuikersnaam 2" draw:style-name="gr2" draw:text-style-name="P109" svg:width="6.4cm" svg:height="0.6cm" draw:control="control9"><svg:title>Gebruikersnaam</svg:title><svg:desc>Korte naam, bijv. jan</svg:desc></draw:control></text:span><text:span text:style-name="T238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3">j</text:span><text:span text:style-name="T145">oh</text:span><text:span text:style-name="T143">n</text:span><text:span text:style-name="T144">]</text:span></text:p>
      <text:p text:style-name="P19"><text:span text:style-name="Definition"><text:span text:style-name="T268">COMPUTERNA</text:span></text:span><text:span text:style-name="Definition"><text:span text:style-name="T270">me</text:span></text:span><text:span text:style-name="T241"><text:tab/> </text:span><text:span text:style-name="T268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68"><text:s text:c="2"/></text:span><text:span text:style-name="T242">[</text:span><text:span text:style-name="T248">N</text:span><text:span text:style-name="T243">a</text:span><text:span text:style-name="T247">me of the</text:span><text:span text:style-name="T243"> compute</text:span><text:span text:style-name="T244">r, </text:span><text:span text:style-name="T247">e.g.</text:span><text:span text:style-name="T245"> </text:span><text:span text:style-name="T246">pc02</text:span><text:span text:style-name="T242">]</text:span></text:p>
      <text:p text:style-name="P23"><text:span text:style-name="Definition"><text:span text:style-name="T250">USER</text:span></text:span><text:span text:style-name="T249"><text:tab/><text:tab/></text:span><text:span text:style-name="T232"> <text:tab/><text:tab/><text:tab/> </text:span><text:span text:style-name="T223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223"><text:s text:c="2"/></text:span><text:span text:style-name="T224">[</text:span><text:span text:style-name="T231">F</text:span><text:span text:style-name="T226">ull </text:span><text:span text:style-name="T227">na</text:span><text:span text:style-name="T228">me</text:span><text:span text:style-name="T227"> possibly </text:span><text:span text:style-name="T230">2</text:span><text:span text:style-name="T262">nd</text:span><text:span text:style-name="T230"> </text:span><text:span text:style-name="T229">user</text:span><text:span text:style-name="T236">]</text:span></text:p>
      <text:p text:style-name="P92"><text:span text:style-name="Definition"><text:span text:style-name="T250">USERN</text:span></text:span><text:span text:style-name="Definition"><text:span text:style-name="T251">a</text:span></text:span><text:span text:style-name="Definition"><text:span text:style-name="T252">me</text:span></text:span><text:span text:style-name="Definition"><text:span text:style-name="T256"><text:tab/><text:tab/><text:tab/> </text:span></text:span><text:span text:style-name="T238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38"><text:s text:c="2"/></text:span><text:span text:style-name="T253">[</text:span><text:span text:style-name="T255">U</text:span><text:span text:style-name="T254">ser</text:span><text:span text:style-name="T258">na</text:span><text:span text:style-name="T259">me</text:span><text:span text:style-name="T258"> possibly </text:span><text:span text:style-name="T261">2</text:span><text:span text:style-name="T263">nd</text:span><text:span text:style-name="T261"> </text:span><text:span text:style-name="T260">user</text:span><text:span text:style-name="T257">]</text:span></text:p>
      <text:p text:style-name="P21"><text:span text:style-name="T146">Replace the </text:span><text:span text:style-name="T159">underlined</text:span><text:span text:style-name="T146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6">.</text:span></text:p>
      <text:p text:style-name="P62"/>
      <text:p text:style-name="P62"/>
      <text:p text:style-name="P24"><text:span text:style-name="T155">Not yet on Linux?</text:span><text:span text:style-name="T147"><text:tab/></text:span><text:span text:style-name="T154">Use</text:span><text:span text:style-name="T148"> </text:span><text:span text:style-name="Strong_20_Emphasis"><text:span text:style-name="T157">Checklist </text:span></text:span><text:span text:style-name="Strong_20_Emphasis"><text:span text:style-name="T158">transfer</text:span></text:span><text:span text:style-name="T148"> o</text:span><text:span text:style-name="T151">n</text:span><text:span text:style-name="T14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9"> </text:span><text:span text:style-name="T151">u</text:span><text:span text:style-name="T149">nder </text:span><text:span text:style-name="T156">Linux</text:span><text:span text:style-name="T150">.</text:span></text:p>
      <text:p text:style-name="P60"><text:span text:style-name="T169">New installation?</text:span><text:span text:style-name="T171"><text:tab/><text:tab/></text:span><text:span text:style-name="T173">Start at chapter</text:span><text:span text:style-name="T171"> </text:span><text:span text:style-name="T169"><text:bookmark-ref text:reference-format="page" text:ref-name="__RefNumPara__4009_1271708128">2</text:bookmark-ref></text:span><text:span text:style-name="T171"><text:s text:c="2"/></text:span><text:span text:style-name="T170"><text:bookmark-ref text:reference-format="text" text:ref-name="__RefNumPara__4009_1271708128">Perform installation</text:bookmark-ref></text:span><text:span text:style-name="T172">.</text:span></text:p>
      <text:p text:style-name="P43"/>
      <text:p text:style-name="P43"/>
      <text:list text:style-name="L1">
        <text:list-item>
          <text:p text:style-name="P105"><text:bookmark-start text:name="__RefNumPara__4083_1271708128"/>Prepar<text:span text:style-name="T274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2" draw:name="Vorm3_ 1" draw:style-name="gr1" draw:text-style-name="P10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7"><text:span text:style-name="User_20_Entry"><text:span text:style-name="T97">Login any additional </text:span></text:span><text:span text:style-name="Definition"><text:span text:style-name="T267">USER</text:span></text:span><text:span text:style-name="User_20_Entry"><text:span text:style-name="T101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2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5" draw:name="Vorm 4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1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5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4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6"><text:span text:style-name="T14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5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5"><text:span text:style-name="User_20_Entry"><text:span text:style-name="T111">bash </text:span></text:span><text:span text:style-name="User_20_Entry"><text:span text:style-name="T112">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7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8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6" draw:name="Vorm 6" draw:style-name="gr1" draw:text-style-name="P10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7" draw:name="Vorm 7" draw:style-name="gr1" draw:text-style-name="P108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29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80">menu</text:span></text:span><text:span text:style-name="Strong_20_Emphasis"><text:span text:style-name="T36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0"><text:span text:style-name="Strong_20_Emphasis"><text:span text:style-name="T42">Select </text:span></text:span><text:span text:style-name="Strong_20_Emphasis"><text:span text:style-name="T81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3"><text:span text:style-name="Strong_20_Emphasis"><text:span text:style-name="T62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6"><text:span text:style-name="T161">Boot the computer from</text:span><text:span text:style-name="T165"><text:note text:id="ftn4" text:note-class="footnote"><text:note-citation>1</text:note-citation><text:note-body><text:p text:style-name="P6"><text:span text:style-name="T107">Boot menu/Setup via one of the </text:span><text:span text:style-name="T108">f</text:span><text:span text:style-name="T107">requently used keys:</text:span> <text:span text:style-name="T276">Esc</text:span>, <text:span text:style-name="T276">Delete</text:span>, <text:span text:style-name="T276">F1</text:span>, <text:span text:style-name="T276">F2</text:span>, <text:span text:style-name="T276">F9</text:span>, <text:span text:style-name="T276">F10</text:span>, <text:span text:style-name="T276">F11</text:span>, <text:span text:style-name="T299">or </text:span><text:span text:style-name="T276">F12</text:span>.</text:p></text:note-body></text:note></text:span><text:span text:style-name="T161"> an</text:span><text:span text:style-name="T163"> </text:span><text:span text:style-name="Strong_20_Emphasis"><text:span text:style-name="T140"><text:user-field-get text:name="Distro">Rocky Linux</text:user-field-get></text:span></text:span><text:span text:style-name="T164"><text:s/></text:span><text:span text:style-name="T141"><text:user-field-get text:name="Version">8.10</text:user-field-get></text:span><text:span text:style-name="T141"><text:s/></text:span><text:span text:style-name="Strong_20_Emphasis"><text:span text:style-name="T95">Desktop </text:span></text:span><text:span text:style-name="Strong_20_Emphasis"><text:span text:style-name="T93">L</text:span></text:span><text:span text:style-name="T90">ive</text:span><text:span text:style-name="T90"><text:note text:id="ftn5" text:note-class="footnote"><text:note-citation>2</text:note-citation><text:note-body><text:p text:style-name="P91"><text:span text:style-name="T19">From a Live USB stick you can boot and work with </text:span><text:span text:style-name="Strong_20_Emphasis"><text:span text:style-name="T168"><text:user-field-get text:name="Distro">Rocky Linux</text:user-field-get></text:span></text:span><text:span text:style-name="Strong_20_Emphasis"><text:span text:style-name="T168"><text:s/></text:span></text:span><text:span text:style-name="T19">without modifying any files on the hard drive and also allows installation of </text:span><text:span text:style-name="Strong_20_Emphasis"><text:span text:style-name="T168"><text:user-field-get text:name="Distro">Rocky Linux</text:user-field-get></text:span></text:span><text:span text:style-name="Strong_20_Emphasis"><text:span text:style-name="T168">.</text:span></text:span></text:p></text:note-body></text:note></text:span><text:span text:style-name="T161"> USB stick</text:span><text:span text:style-name="T91"><text:note text:id="ftn6" text:note-class="footnote"><text:note-citation>3</text:note-citation><text:note-body><text:p text:style-name="P98"><text:span text:style-name="Strong_20_Emphasis"><text:span text:style-name="T98">Create a bootable USB stick:<text:line-break/>Download a </text:span></text:span><text:span text:style-name="Strong_20_Emphasis"><text:span text:style-name="T102"><text:user-field-get text:name="Distro">Rocky Linux</text:user-field-get></text:span></text:span><text:span text:style-name="Strong_20_Emphasis"><text:span text:style-name="T102"><text:s/>Desktop</text:span></text:span><text:span text:style-name="Strong_20_Emphasis"><text:span text:style-name="T98"> </text:span></text:span><text:span text:style-name="Strong_20_Emphasis"><text:span text:style-name="T102"><text:user-field-get text:name="Version">8.10</text:user-field-get></text:span></text:span><text:span text:style-name="Strong_20_Emphasis"><text:span text:style-name="T102"><text:s/></text:span></text:span><text:span text:style-name="Strong_20_Emphasis"><text:span text:style-name="T103">LTS </text:span></text:span><text:span text:style-name="Strong_20_Emphasis"><text:span text:style-name="T98">CD image file (.iso) from</text:span></text:span><text:span text:style-name="Strong_20_Emphasis"><text:span text:style-name="T100"> </text:span></text:span><text:a xlink:type="simple" xlink:href="https://rockylinux.org/nl/download" text:style-name="Internet_20_link" text:visited-style-name="Visited_20_Internet_20_Link"><text:span text:style-name="Strong_20_Emphasis"><text:span text:style-name="T265">rockylinux.org/nl/download</text:span></text:span></text:a><text:span text:style-name="Strong_20_Emphasis"><text:span text:style-name="T100">.</text:span></text:span><text:span text:style-name="Strong_20_Emphasis"><text:span text:style-name="T98"><text:line-break/></text:span></text:span><text:span text:style-name="Strong_20_Emphasis"><text:span text:style-name="T99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4">karelzimmer.nl/en</text:span></text:span></text:a><text:span text:style-name="Strong_20_Emphasis"><text:span text:style-name="T99">, under </text:span></text:span><text:span text:style-name="Strong_20_Emphasis"><text:span text:style-name="T104">Linux</text:span></text:span><text:span text:style-name="Strong_20_Emphasis"><text:span text:style-name="T99">.</text:span></text:span></text:p></text:note-body></text:note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2"><text:span text:style-name="T142">Select</text:span><text:span text:style-name="Strong_20_Emphasis"><text:span text:style-name="T63"> </text:span></text:span><text:span text:style-name="Strong_20_Emphasis"><text:span text:style-name="T121">Install</text:span></text:span><text:span text:style-name="Strong_20_Emphasis"><text:span text:style-name="T64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4"><text:s/></text:span></text:span><text:span text:style-name="Strong_20_Emphasis"><text:span text:style-name="T123"><text:user-field-get text:name="Version">8.10</text:user-field-get>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1"><text:span text:style-name="Strong_20_Emphasis"><text:span text:style-name="T125">Follow the instructions on the </text:span></text:span><text:span text:style-name="Strong_20_Emphasis"><text:span text:style-name="T126">installation </text:span></text:span><text:span text:style-name="Strong_20_Emphasis"><text:span text:style-name="T125">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8" draw:name="Vorm 1" draw:style-name="gr1" draw:text-style-name="P108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3">At</text:span><text:span text:style-name="T184"> </text:span><text:span text:style-name="Strong_20_Emphasis"><text:span text:style-name="T183">WELCOME TO ROCKY LINUX 8.10</text:span></text:span><text:span text:style-name="Strong_20_Emphasis"><text:span text:style-name="T195"> select language and click </text:span></text:span><text:span text:style-name="T206">Continue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2" draw:name="Vorm 10" draw:style-name="gr1" draw:text-style-name="P108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4"> </text:span><text:span text:style-name="Strong_20_Emphasis"><text:span text:style-name="T187">USER SETTINGS</text:span></text:span><text:span text:style-name="Strong_20_Emphasis"><text:span text:style-name="T201"> </text:span></text:span><text:span text:style-name="Strong_20_Emphasis"><text:span text:style-name="T202">click</text:span></text:span><text:span text:style-name="Strong_20_Emphasis"><text:span text:style-name="T203"> </text:span></text:span><text:span text:style-name="T207">User </text:span><text:span text:style-name="T213">C</text:span><text:span text:style-name="T207">reation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99"><text:span text:style-name="T271">Enter your</text:span><text:span text:style-name="T272"> </text:span><text:span text:style-name="Strong_20_Emphasis"><text:span text:style-name="T89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99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5">Ma</text:span></text:span><text:span text:style-name="Strong_20_Emphasis"><text:span text:style-name="T86">ke this user administrator</text:span></text:span><text:span text:style-name="Strong_20_Emphasis"><text:span text:style-name="T71">, </text:span></text:span><text:span text:style-name="Strong_20_Emphasis"><text:span text:style-name="T72">and</text:span></text:span></text:p>
            <text:p text:style-name="P100"><text:span text:style-name="Strong_20_Emphasis"><text:span text:style-name="T67">enter a </text:span></text:span><text:span text:style-name="Strong_20_Emphasis"><text:span text:style-name="T84">password</text:span></text:span><text:span text:style-name="Strong_20_Emphasis"><text:span text:style-name="T67"> twic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><text:span text:style-name="T301">C</text:span>li<text:span text:style-name="T301">c</text:span>k <text:span text:style-name="T300">Done</text:span>.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3" draw:name="Vorm 11" draw:style-name="gr1" draw:text-style-name="P108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5"> </text:span><text:span text:style-name="T208">SOFTWARE</text:span><text:span text:style-name="T185"> </text:span><text:span text:style-name="T186">click</text:span><text:span text:style-name="T188"> </text:span><text:span text:style-name="T208">Installati</text:span><text:span text:style-name="T209">on Source</text:span><text:span text:style-name="T185"> </text:span><text:span text:style-name="T188">and click </text:span><text:span text:style-name="T209">Done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4" draw:name="Vorm 2" draw:style-name="gr1" draw:text-style-name="P108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5"> </text:span><text:span text:style-name="T208">SYSTEM</text:span><text:span text:style-name="T185"> </text:span><text:span text:style-name="T186">click</text:span><text:span text:style-name="T188"> </text:span><text:span text:style-name="T208">Installati</text:span><text:span text:style-name="T209">on Destination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04"><text:span text:style-name="T273">Check</text:span><text:span text:style-name="T296"> </text:span><text:span text:style-name="T297">the </text:span><text:span text:style-name="T298">Device Selection</text:span><text:span text:style-name="T284"> </text:span><text:span text:style-name="Strong_20_Emphasis"><text:span text:style-name="T286">and click </text:span></text:span><text:span text:style-name="Strong_20_Emphasis"><text:span text:style-name="T285">Done</text:span></text:span><text:span text:style-name="Strong_20_Emphasis"><text:span text:style-name="T28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5" draw:name="Vorm 12" draw:style-name="gr1" draw:text-style-name="P108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5"> </text:span><text:span text:style-name="T208">SYSTEM</text:span><text:span text:style-name="T185"> </text:span><text:span text:style-name="T186">click</text:span><text:span text:style-name="T188"> </text:span><text:span text:style-name="T208">Netwerk &amp; </text:span><text:span text:style-name="T206">H</text:span><text:span text:style-name="T208">ost </text:span><text:span text:style-name="T206">N</text:span><text:span text:style-name="T208">a</text:span><text:span text:style-name="T206">me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0"><text:span text:style-name="T217">Move</text:span><text:span text:style-name="T215"> the slider behind the network adapter </text:span><text:span text:style-name="T216">from </text:span><text:span text:style-name="T219">OFF</text:span><text:span text:style-name="T216"> </text:span><text:span text:style-name="T215">to </text:span><text:span text:style-name="T218">ON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7"><text:span text:style-name="T189">Enter you</text:span><text:span text:style-name="T193">r</text:span><text:span text:style-name="T190"> </text:span><text:span text:style-name="Strong_20_Emphasis"><text:span text:style-name="T191">Host </text:span></text:span><text:span text:style-name="Strong_20_Emphasis"><text:span text:style-name="T189">N</text:span></text:span><text:span text:style-name="Strong_20_Emphasis"><text:span text:style-name="T191">am</text:span></text:span><text:span text:style-name="Strong_20_Emphasis"><text:span text:style-name="T189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7"> </text:span></text:span><text:span text:style-name="Strong_20_Emphasis"><text:span text:style-name="T198">and click </text:span></text:span><text:span text:style-name="Strong_20_Emphasis"><text:span text:style-name="T210">Apply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101"><text:span text:style-name="Strong_20_Emphasis"><text:span text:style-name="T200">C</text:span></text:span><text:span text:style-name="Strong_20_Emphasis"><text:span text:style-name="T194">li</text:span></text:span><text:span text:style-name="Strong_20_Emphasis"><text:span text:style-name="T200">c</text:span></text:span><text:span text:style-name="Strong_20_Emphasis"><text:span text:style-name="T194">k </text:span></text:span><text:span text:style-name="Strong_20_Emphasis"><text:span text:style-name="T209">Done</text:span></text:span><text:span text:style-name="Strong_20_Emphasis"><text:span text:style-name="T194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6" draw:name="Vorm 5" draw:style-name="gr1" draw:text-style-name="P108" svg:width="0.35cm" svg:height="0.35cm" draw:control="control25"/></text:span></text:span></text:p>
          </table:table-cell>
          <table:table-cell table:style-name="_32_._5f_Installatie_5f_uitvoeren.C18" office:value-type="string">
            <text:p text:style-name="P29"><text:span text:style-name="T186">U</text:span><text:span text:style-name="T187">nder</text:span><text:span text:style-name="T185"> </text:span><text:span text:style-name="T208">SOFTWARE</text:span><text:span text:style-name="T185"> </text:span><text:span text:style-name="T186">click</text:span><text:span text:style-name="T188"> </text:span><text:span text:style-name="T211">Software </text:span><text:span text:style-name="T212">S</text:span><text:span text:style-name="T211">electi</text:span><text:span text:style-name="T212">on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9"><text:span text:style-name="T192">Select </text:span><text:span text:style-name="T211">Server</text:span><text:span text:style-name="T192"> </text:span><text:span text:style-name="Strong_20_Emphasis"><text:span text:style-name="T203">and click </text:span></text:span><text:span text:style-name="Strong_20_Emphasis"><text:span text:style-name="T214">Done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7" draw:name="Vorm 14" draw:style-name="gr1" draw:text-style-name="P108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28"><text:span text:style-name="Strong_20_Emphasis"><text:span text:style-name="T204">Click</text:span></text:span><text:span text:style-name="Strong_20_Emphasis"><text:span text:style-name="T205"> </text:span></text:span><text:span text:style-name="Strong_20_Emphasis"><text:span text:style-name="T220">Begin </text:span></text:span><text:span text:style-name="Strong_20_Emphasis"><text:span text:style-name="T221">Installation</text:span></text:span><text:span text:style-name="Strong_20_Emphasis"><text:span text:style-name="T196">.</text:span></text:span></text:p>
          </table:table-cell>
        </table:table-row>
      </table:table>
      <text:p text:style-name="P65"><text:span text:style-name="Strong_20_Emphasis"><text:span text:style-name="T65"/></text:span></text:p>
      <text:list text:continue-numbering="true" text:style-name="L1">
        <text:list-item>
          <text:p text:style-name="P103"><text:span text:style-name="Strong_20_Emphasis"><text:span text:style-name="T88">Finish installation</text:span></text:span></text:p>
        </text:list-item>
      </text:list>
      <text:p text:style-name="P66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62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2" office:value-type="string">
            <text:p text:style-name="P67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9"><text:span text:style-name="Strong_20_Emphasis"><text:span text:style-name="T96"><draw:control text:anchor-type="as-char" draw:z-index="13" draw:name="Vorm4_ 1" draw:style-name="gr1" draw:text-style-name="P108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18" draw:name="Vorm4" draw:style-name="gr1" draw:text-style-name="P108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4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3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8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9"><text:span text:style-name="T15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2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5"><text:span text:style-name="User_20_Entry"><text:span text:style-name="T111">bash </text:span></text:span><text:span text:style-name="User_20_Entry"><text:span text:style-name="T112">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9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0" office:value-type="string">
            <text:p text:style-name="P46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19" draw:name="Vorm 3" draw:style-name="gr1" draw:text-style-name="P108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3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29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82">menu</text:span></text:span><text:span text:style-name="Strong_20_Emphasis"><text:span text:style-name="T45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0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7">3</text:span></text:span><text:span text:style-name="Strong_20_Emphasis"><text:span text:style-name="T73"> </text:span></text:span><text:span text:style-name="Strong_20_Emphasis"><text:span text:style-name="T74">Finish installatio</text:span></text:span><text:span text:style-name="Strong_20_Emphasis"><text:span text:style-name="T75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</table:table>
      <text:p text:style-name="P66"><text:span text:style-name="Strong_20_Emphasis"><text:span text:style-name="T27"/></text:span></text:p>
      <text:list text:continue-numbering="true" text:style-name="L1">
        <text:list-item>
          <text:p text:style-name="P107"><text:span text:style-name="Strong_20_Emphasis"><text:span text:style-name="T18">P</text:span></text:span><text:span text:style-name="Strong_20_Emphasis"><text:span text:style-name="T181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9"><text:span text:style-name="Strong_20_Emphasis"><text:span text:style-name="T62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89"><text:span text:style-name="Strong_20_Emphasis"><text:span text:style-name="T62"><draw:control text:anchor-type="as-char" draw:z-index="11" draw:name="Vorm40_ 1" draw:style-name="gr1" draw:text-style-name="P108" svg:width="0.35cm" svg:height="0.35cm" draw:control="control10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8" text:note-class="footnote"><text:note-citation>1</text:note-citation><text:note-body><text:p text:style-name="P78"><text:span text:style-name="User_20_Entry"><text:span text:style-name="T110">Login any additional </text:span></text:span><text:span text:style-name="Definition"><text:span text:style-name="T266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9"><text:span text:style-name="Strong_20_Emphasis"><text:span text:style-name="T96"><draw:control text:anchor-type="as-char" draw:z-index="14" draw:name="Vorm4_ 2" draw:style-name="gr1" draw:text-style-name="P108" svg:width="0.35cm" svg:height="0.35cm" draw:control="control13"/></text:span></text:span></text:p>
          </table:table-cell>
          <table:table-cell table:style-name="Tabel2.D2" office:value-type="string">
            <text:p text:style-name="P47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20" draw:name="Vorm 8" draw:style-name="gr1" draw:text-style-name="P108" svg:width="0.35cm" svg:height="0.35cm" draw:control="control19"/></text:span></text:span></text:p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21" draw:name="Vorm 9" draw:style-name="gr1" draw:text-style-name="P108" svg:width="0.35cm" svg:height="0.35cm" draw:control="control20"/></text:span></text:span></text:p>
          </table:table-cell>
          <table:table-cell table:style-name="Tabel2.D5" office:value-type="string">
            <text:p text:style-name="P41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29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4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47">, type </text:span></text:span><text:span text:style-name="Strong_20_Emphasis"><text:span text:style-name="T83">menu</text:span></text:span><text:span text:style-name="Strong_20_Emphasis"><text:span text:style-name="T47"> and click on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6" office:value-type="string">
            <text:p text:style-name="P40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7">4</text:span></text:span><text:span text:style-name="Strong_20_Emphasis"><text:span text:style-name="T76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7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49"/>
      <text:p text:style-name="P50"/>
      <text:p text:style-name="P61"><text:span text:style-name="T176">End of checklist,</text:span><text:span text:style-name="T177"> </text:span><text:span text:style-name="Strong_20_Emphasis"><text:span text:style-name="T138"><text:user-field-get text:name="Distro">Rocky Linux</text:user-field-get></text:span></text:span><text:span text:style-name="T175"><text:s/></text:span><text:span text:style-name="T174"><text:user-field-get text:name="Version">8.10</text:user-field-get></text:span><text:span text:style-name="T174"><text:s/></text:span><text:span text:style-name="Strong_20_Emphasis"><text:span text:style-name="T139">Desktop</text:span></text:span><text:span text:style-name="Strong_20_Emphasis"><text:span text:style-name="T92"> </text:span></text:span><text:span text:style-name="T176">installation is complete.</text:span></text:p>
      <text:p text:style-name="P36"/>
      <text:p text:style-name="P25"><text:span text:style-name="Emphasis"><text:span text:style-name="T288">Written</text:span></text:span><text:span text:style-name="Emphasis"><text:span text:style-name="T289"> </text:span></text:span><text:span text:style-name="Emphasis"><text:span text:style-name="T288">by</text:span></text:span><text:span text:style-name="Emphasis"><text:span text:style-name="T28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0">.</text:span></text:span></text:p>
      <text:p text:style-name="P26"><text:span text:style-name="Emphasis"><text:span text:style-name="T293">License </text:span></text:span><text:span text:style-name="Emphasis"><text:span text:style-name="T291">C</text:span></text:span><text:span text:style-name="Emphasis"><text:span text:style-name="T292">C0</text:span></text:span><text:span text:style-name="Emphasis"><text:span text:style-name="T290"> 1.0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2T09:07:00.467279059">22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2T09:07:00.326722698</dc:date>
    <meta:keyword>Installatie</meta:keyword>
    <meta:keyword>Checklist</meta:keyword>
    <meta:keyword>Linux</meta:keyword>
    <meta:editing-cycles>6939</meta:editing-cycles>
    <meta:editing-duration>P12DT6H25M44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94" meta:word-count="569" meta:character-count="3546" meta:non-whitespace-character-count="3017"/>
    <meta:user-defined meta:name="Info 1"/>
    <meta:user-defined meta:name="Info 2"/>
    <meta:user-defined meta:name="Info 3"/>
    <meta:user-defined meta:name="Info 4"/>
  </office:meta>
</office:document-meta>
</file>